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5.927cm" table:align="left"/>
    </style:style>
    <style:style style:name="Tabelle1.A" style:family="table-column">
      <style:table-column-properties style:column-width="5.927cm"/>
    </style:style>
    <style:style style:name="Tabelle1.1" style:family="table-row">
      <style:table-row-properties style:min-row-height="0.556cm"/>
    </style:style>
    <style:style style:name="Tabelle1.A1" style:family="table-cell">
      <style:table-cell-properties style:vertical-align="middle"/>
    </style:style>
    <style:style style:name="Tabelle2" style:family="table">
      <style:table-properties style:width="5.927cm" table:align="left"/>
    </style:style>
    <style:style style:name="Tabelle2.A" style:family="table-column">
      <style:table-column-properties style:column-width="5.927cm"/>
    </style:style>
    <style:style style:name="Tabelle2.1" style:family="table-row">
      <style:table-row-properties style:min-row-height="0.556cm"/>
    </style:style>
    <style:style style:name="Tabelle2.A1" style:family="table-cell">
      <style:table-cell-properties style:vertical-align="middle"/>
    </style:style>
    <style:style style:name="Tabelle3" style:family="table">
      <style:table-properties style:width="5.927cm" table:align="left"/>
    </style:style>
    <style:style style:name="Tabelle3.A" style:family="table-column">
      <style:table-column-properties style:column-width="5.927cm"/>
    </style:style>
    <style:style style:name="Tabelle3.1" style:family="table-row">
      <style:table-row-properties style:min-row-height="0.556cm"/>
    </style:style>
    <style:style style:name="Tabelle3.A1" style:family="table-cell">
      <style:table-cell-properties style:vertical-align="middle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ulassung erreicht:</text:p>
      <text:p text:style-name="P1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Table_20_Contents">Anna Sophie Taschenberger</text:p>
          </table:table-cell>
        </table:table-row>
        <table:table-row table:style-name="Tabelle1.1">
          <table:table-cell table:style-name="Tabelle1.A1" office:value-type="string">
            <text:p text:style-name="Table_20_Contents">Loana Schätzler</text:p>
          </table:table-cell>
        </table:table-row>
        <table:table-row table:style-name="Tabelle1.1">
          <table:table-cell table:style-name="Tabelle1.A1" office:value-type="string">
            <text:p text:style-name="Table_20_Contents">Lars Olschewski</text:p>
          </table:table-cell>
        </table:table-row>
        <table:table-row table:style-name="Tabelle1.1">
          <table:table-cell table:style-name="Tabelle1.A1" office:value-type="string">
            <text:p text:style-name="Table_20_Contents">Anne Dißelkamp-Tietze</text:p>
          </table:table-cell>
        </table:table-row>
        <table:table-row table:style-name="Tabelle1.1">
          <table:table-cell table:style-name="Tabelle1.A1" office:value-type="string">
            <text:p text:style-name="Table_20_Contents">Nainpreet Kularia</text:p>
          </table:table-cell>
        </table:table-row>
        <table:table-row table:style-name="Tabelle1.1">
          <table:table-cell table:style-name="Tabelle1.A1" office:value-type="string">
            <text:p text:style-name="Table_20_Contents">Laura von Germeten</text:p>
          </table:table-cell>
        </table:table-row>
        <table:table-row table:style-name="Tabelle1.1">
          <table:table-cell table:style-name="Tabelle1.A1" office:value-type="string">
            <text:p text:style-name="Table_20_Contents">Editha Jasniewicz</text:p>
          </table:table-cell>
        </table:table-row>
        <table:table-row table:style-name="Tabelle1.1">
          <table:table-cell table:style-name="Tabelle1.A1" office:value-type="string">
            <text:p text:style-name="Table_20_Contents">Marvin Tappe</text:p>
          </table:table-cell>
        </table:table-row>
        <table:table-row table:style-name="Tabelle1.1">
          <table:table-cell table:style-name="Tabelle1.A1" office:value-type="string">
            <text:p text:style-name="Table_20_Contents">Mathis Bräucker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Table_20_Contents">Tatjana Schwarz </text:p>
          </table:table-cell>
        </table:table-row>
        <table:table-row table:style-name="Tabelle2.1">
          <table:table-cell table:style-name="Tabelle2.A1" office:value-type="string">
            <text:p text:style-name="Table_20_Contents">Lisa-Maria Lubojanski</text:p>
          </table:table-cell>
        </table:table-row>
        <table:table-row table:style-name="Tabelle2.1">
          <table:table-cell table:style-name="Tabelle2.A1" office:value-type="string">
            <text:p text:style-name="Table_20_Contents">Felix Gläsemann</text:p>
          </table:table-cell>
        </table:table-row>
      </table:table>
      <text:p text:style-name="Standard"/>
      <text:p text:style-name="Standard"/>
      <text:p text:style-name="Standard">Zulassung schon aus vorherigen Semestern: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Table_20_Contents">Chowmya Nanthagopalan</text:p>
          </table:table-cell>
        </table:table-row>
        <table:table-row table:style-name="Tabelle3.1">
          <table:table-cell table:style-name="Tabelle3.A1" office:value-type="string">
            <text:p text:style-name="Table_20_Contents">Fenja Riemer</text:p>
          </table:table-cell>
        </table:table-row>
        <table:table-row table:style-name="Tabelle3.1">
          <table:table-cell table:style-name="Tabelle3.A1" office:value-type="string">
            <text:p text:style-name="Table_20_Contents">Elif Nese</text:p>
          </table:table-cell>
        </table:table-row>
        <table:table-row table:style-name="Tabelle3.1">
          <table:table-cell table:style-name="Tabelle3.A1" office:value-type="string">
            <text:p text:style-name="Table_20_Contents">Govina Balasuloramania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ndrik Sp</meta:initial-creator>
    <meta:creation-date>2019-02-01T10:14:12.32</meta:creation-date>
    <meta:document-statistic meta:table-count="3" meta:image-count="0" meta:object-count="0" meta:page-count="1" meta:paragraph-count="18" meta:word-count="41" meta:character-count="332"/>
    <dc:date>2019-02-01T10:20:12.55</dc:date>
    <dc:creator>Hendrik Sp</dc:creator>
    <meta:editing-duration>PT6M7S</meta:editing-duration>
    <meta:editing-cycles>1</meta:editing-cycles>
    <meta:generator>OpenOffice/4.1.3$Win32 OpenOffice.org_project/413m1$Build-9783</meta:generator>
  </office:meta>
</office:document-meta>
</file>